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99cm" style:auto-text-indent="false"/>
      <style:text-properties style:font-name="Times" fo:font-size="12pt"/>
    </style:style>
    <style:style style:name="P2" style:family="paragraph" style:parent-style-name="Standard">
      <style:paragraph-properties fo:margin-top="0.42cm" fo:margin-bottom="0.21cm" loext:contextual-spacing="false"/>
      <style:text-properties style:font-name="Times" fo:font-size="12pt" fo:font-weight="bold"/>
    </style:style>
    <style:style style:name="P3" style:family="paragraph" style:parent-style-name="Standard">
      <style:paragraph-properties fo:margin-top="0cm" fo:margin-bottom="0.423cm" loext:contextual-spacing="false" style:line-height-at-least="0.6cm"/>
      <style:text-properties fo:color="#000000" style:font-name="Times" fo:font-size="14.6999998092651pt" fo:letter-spacing="normal"/>
    </style:style>
    <style:style style:name="P4" style:family="paragraph" style:parent-style-name="Standard">
      <style:paragraph-properties fo:margin-top="0cm" fo:margin-bottom="0.423cm" loext:contextual-spacing="false" style:line-height-at-least="0.6cm"/>
      <style:text-properties fo:color="#000000" style:font-name="Times" fo:font-size="14.6999998092651pt" fo:letter-spacing="normal" officeooo:paragraph-rsid="0018f755"/>
    </style:style>
    <style:style style:name="P5" style:family="paragraph" style:parent-style-name="Standard">
      <style:paragraph-properties fo:margin-top="0cm" fo:margin-bottom="0.423cm" loext:contextual-spacing="false" style:line-height-at-least="0.6cm"/>
      <style:text-properties fo:color="#000000" style:font-name="Times" fo:font-size="12pt" fo:letter-spacing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objectives</text:p>
      <text:p text:style-name="P1"/>
      <text:p text:style-name="P3">1. Functional Objectives</text:p>
      <text:p text:style-name="P4">The main objective of this project is to create a <office:annotation office:name="__Annotation__27_561211354"><dc:creator>Autor desconocido</dc:creator><dc:date>2017-04-05T11:17:31.391000000</dc:date><text:p text:style-name="P6"><text:span text:style-name="T3">On-line service</text:span></text:p></office:annotation><text:span text:style-name="T2">web</text:span> application<office:annotation-end office:name="__Annotation__27_561211354"/> which would deal with speech recognition.</text:p>
      <text:p text:style-name="P4"><office:annotation><dc:creator>Autor desconocido</dc:creator><dc:date>2017-04-05T11:18:01.216000000</dc:date><text:p text:style-name="P6"><text:span text:style-name="T3">Se suministra como entrada un fichero en formato de audio (mp3, wav, … ) </text:span></text:p></office:annotation></text:p>
      <text:p text:style-name="P4">In order to do this, the user would have to speak into the microphone of a mobile device such as a smartphone or tablet<office:annotation office:name="__Annotation__26_561211354"><dc:creator>Autor desconocido</dc:creator><dc:date>2017-04-05T11:16:16.682000000</dc:date><text:p text:style-name="P6"><text:span text:style-name="T3">No es necesario que sea dispositivo portátil.</text:span></text:p></office:annotation>. <office:annotation-end office:name="__Annotation__26_561211354"/></text:p>
      <text:p text:style-name="P4">The data generated by the user would then be treated by the programme and the user will receive a text written version of what was spoken.</text:p>
      <text:p text:style-name="P3">2. Technical objectives</text:p>
      <text:p text:style-name="P3">{Describe how the app is created and how it connects to the server application}</text:p>
      <text:p text:style-name="P5">The programme will be created wising the programming language python as well as the python library <text:span text:style-name="T2">SciKit-learn</text:span> in order to deal with the neural network aspect of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cpa </meta:initial-creator>
    <dc:date>2017-04-05T11:23:20.628000000</dc:date>
    <meta:editing-duration>PT9M7S</meta:editing-duration>
    <meta:editing-cycles>1</meta:editing-cycles>
    <meta:document-statistic meta:table-count="0" meta:image-count="0" meta:object-count="0" meta:page-count="1" meta:paragraph-count="9" meta:word-count="119" meta:character-count="685" meta:non-whitespace-character-count="573"/>
  </office:meta>
</office:document-meta>
</file>